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614cm" fo:break-before="auto" style:use-optimal-row-height="true"/>
    </style:style>
    <style:style style:name="ro9" style:family="table-row">
      <style:table-row-properties style:row-height="1.725cm" fo:break-before="auto" style:use-optimal-row-height="true"/>
    </style:style>
    <style:style style:name="ro10" style:family="table-row">
      <style:table-row-properties style:row-height="0.584cm" fo:break-before="auto" style:use-optimal-row-height="true"/>
    </style:style>
    <style:style style:name="ro11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1-26T14:28:36.85">
            <text:p>2020/1/26 14:28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0">
            <text:p>1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26T14:28:37.02">
            <text:p>2020/1/26 14:28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24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21)">
            <text:p>sn(12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5]);&quot;)&quot;)" office:value-type="string" office:string-value="sn(22)">
            <text:p>sn(22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/>
          <table:table-cell table:style-name="ce59" office:value-type="string">
            <text:p>sn(19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83">
            <text:p>83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1~sec-B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84">
            <text:p>84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ex,prev-R.2 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85">
            <text:p>85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new,backing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86">
            <text:p>86</text:p>
          </table:table-cell>
          <table:table-cell table:style-name="ce36" office:value-type="float" office:value="4">
            <text:p>4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3,derivative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87">
            <text:p>87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lues-like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88">
            <text:p>88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ossa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6" office:value-type="float" office:value="89">
            <text:p>89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0-5-5のテーマ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6" office:value-type="float" office:value="80">
            <text:p>8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7/23.14:50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81">
            <text:p>8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;[.M10])+[.S10]" office:value-type="float" office:value="102">
            <text:p>102</text:p>
          </table:table-cell>
          <table:table-cell table:style-name="ce46" office:value-type="string">
            <text:p>f</text:p>
          </table:table-cell>
          <table:table-cell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82">
            <text:p>8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,use-hm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1">
            <text:p>21</text:p>
          </table:table-cell>
          <table:table-cell table:style-name="ce63" office:value-type="string">
            <text:p>fs</text:p>
          </table:table-cell>
          <table:table-cell table:style-name="ce65" table:formula="of:=COUNTIF(range_genre;[.M11])+[.S11]" office:value-type="float" office:value="12">
            <text:p>12</text:p>
          </table:table-cell>
          <table:table-cell table:style-name="ce46" office:value-type="string">
            <text:p>fs</text:p>
          </table:table-cell>
          <table:table-cell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;[.M12])+[.S12]" office:value-type="float" office:value="3">
            <text:p>3</text:p>
          </table:table-cell>
          <table:table-cell table:style-name="ce46" office:value-type="string">
            <text:p>hn</text:p>
          </table:table-cell>
          <table:table-cell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;[.M13])+[.S13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115">
            <text:p>115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~,ref=2019-1216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5T09:11:16.83">
            <text:p>2020/1/25 9:1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;[.M14])+[.S14]" office:value-type="float" office:value="9">
            <text:p>9</text:p>
          </table:table-cell>
          <table:table-cell table:style-name="ce46" office:value-type="string">
            <text:p>m</text:p>
          </table:table-cell>
          <table:table-cell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17">
            <text:p>1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ection=CODA,score+,ref=2019-1216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;[.M15])+[.S15]" office:value-type="float" office:value="32">
            <text:p>32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2">
            <text:p>22</text:p>
          </table:table-cell>
          <table:table-cell table:style-name="ce63" office:value-type="string">
            <text:p>practice</text:p>
          </table:table-cell>
          <table:table-cell table:style-name="ce65" table:formula="of:=COUNTIF(range_genre;[.M16])+[.S16]" office:value-type="float" office:value="3">
            <text:p>3</text:p>
          </table:table-cell>
          <table:table-cell table:style-name="ce46" office:value-type="string">
            <text:p>p</text:p>
          </table:table-cell>
          <table:table-cell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;[.M17])+[.S17]" office:value-type="float" office:value="3">
            <text:p>3</text:p>
          </table:table-cell>
          <table:table-cell table:style-name="ce46" office:value-type="string">
            <text:p>rs</text:p>
          </table:table-cell>
          <table:table-cell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;[.M18])+[.S18]" office:value-type="float" office:value="3">
            <text:p>3</text:p>
          </table:table-cell>
          <table:table-cell table:style-name="ce46" office:value-type="string">
            <text:p>rt</text:p>
          </table:table-cell>
          <table:table-cell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2T11:32:14.25">
            <text:p>2019/12/22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8(1).n,score+,for=flamenco:shuffle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;[.M20])+[.S20]" office:value-type="float" office:value="17">
            <text:p>17</text:p>
          </table:table-cell>
          <table:table-cell table:style-name="ce46" office:value-type="string">
            <text:p>s</text:p>
          </table:table-cell>
          <table:table-cell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3.a.n,score+,for=flamenco:shuffle+percussion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;[.M21])+[.S21]" office:value-type="float" office:value="13">
            <text:p>13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4.n,r,for=flamenco:shuffle+percussion,score+,t.90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7T09:12:26.84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;[.M22])+[.S22]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04">
            <text:p>10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5)-1.n,t.85,score+,for=flamenco:shuffle+percussion</text:p>
          </table:table-cell>
          <table:table-cell table:style-name="ce49" office:value-type="string">
            <text:p>2020-01-20_18-59-5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;[.M23])+[.S23]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07">
            <text:p>10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1)-1.n,t.75,score~,t.85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2T12:50:59.84">
            <text:p>2020/1/22 12:5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3">
            <text:p>11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1)-1,t.85,score~,t.85 </text:p>
          </table:table-cell>
          <table:table-cell table:style-name="ce49"/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5T09:11:16.83">
            <text:p>2020/1/25 9:1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4">
            <text:p>114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1),t.105,score~ </text:p>
          </table:table-cell>
          <table:table-cell table:style-name="ce49"/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5T09:11:16.83">
            <text:p>2020/1/25 9:1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0">
            <text:p>120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2)-1.n,t.85,score~,t.85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1">
            <text:p>121</text:p>
          </table:table-cell>
          <table:table-cell table:style-name="ce36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3)-1.n,t.85,score~,t.85,R=3 / N+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6">
            <text:p>7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60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9">
            <text:p>7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</text:p>
          </table:table-cell>
          <table:table-cell table:style-name="ce49" office:value-type="string">
            <text:p>2020-01-09_18-47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3">
            <text:p>9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 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3,score+,for=flamenco:shuffle+percussion,score~ </text:p>
          </table:table-cell>
          <table:table-cell table:style-name="ce49" office:value-type="string">
            <text:p>2020-01-14_18-24-0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3">
            <text:p>10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for=flamenco:shuffle+percussion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8">
            <text:p>108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(1),t.90,score+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22T12:50:59.84">
            <text:p>2020/1/22 12:5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0">
            <text:p>11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9(1)-1,t.85,score~ 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3T13:35:53.98">
            <text:p>2020/1/23 13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1">
            <text:p>11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(1)-1,t.85,score+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3T13:35:53.98">
            <text:p>2020/1/23 13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9">
            <text:p>119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9(1)-1,t.85,score+ 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3">
            <text:p>6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t.65,score+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4">
            <text:p>9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b.o.=m-4,t.65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6">
            <text:p>9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.n,score+,ch.A6+3</text:p>
          </table:table-cell>
          <table:table-cell table:style-name="ce49" office:value-type="string">
            <text:p>2020-01-13_20-10-4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4T08:42:34.52">
            <text:p>2020/1/14 8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3">
            <text:p>7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+5+6+7;A+2+3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1">
            <text:p>9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7">
            <text:p>7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5">
            <text:p>105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+,k.D+5+6+7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5">
            <text:p>9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patt-1(1).n,score+,ch.D,R=1,patt-1(2).n,score+,ch.A </text:p>
          </table:table-cell>
          <table:table-cell table:style-name="ce49" office:value-type="string">
            <text:p>2020-01-13_20-10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4T08:42:34.52">
            <text:p>2020/1/14 8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1">
            <text:p>10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patt-1(1),score~,ch.D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2">
            <text:p>10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,ch.A</text:p>
          </table:table-cell>
          <table:table-cell table:style-name="ce49" office:value-type="string">
            <text:p>2020-01-20_18-59-5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6">
            <text:p>10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(1).n,score+,ch.A;D,t.55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20-01-22T12:50:59.84">
            <text:p>2020/1/22 12:5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6">
            <text:p>1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(1):m-1,n,score+,ch.A;D,t.55,file=2020-0124-1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9">
            <text:p>10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,ch.A;D,t.55 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3T13:35:53.98">
            <text:p>2020/1/23 13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2">
            <text:p>11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+,ch.A;D,t.55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25T09:11:16.83">
            <text:p>2020/1/25 9:1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8">
            <text:p>118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 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play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6">
            <text:p>6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t.85,score~</text:p>
          </table:table-cell>
          <table:table-cell table:style-name="ce49" office:value-type="string">
            <text:p>2020-01-05_18-59-2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fs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,patt-1,score+</text:p>
          </table:table-cell>
          <table:table-cell table:style-name="ce49" office:value-type="string">
            <text:p>2020-01-01_18-51-1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R=2,patt-3(1).n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2,3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+,k.F#+5</text:p>
          </table:table-cell>
          <table:table-cell table:style-name="ce49" office:value-type="string">
            <text:p>2020-01-02_19-05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△;E△+2+4</text:p>
          </table:table-cell>
          <table:table-cell table:style-name="ce49" office:value-type="string">
            <text:p>2020-01-02_19-05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score+,k.A+2+3;D+3+5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0">
            <text:p>7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k.D+3+5;A+5;D△+2;A+2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9">
            <text:p>6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9T14:42:23.03">
            <text:p>2019/12/29 14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/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4">
            <text:p>7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,theme=shuffle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7T09:12:26.84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k.G#,score+,table+~frets=5-9</text:p>
          </table:table-cell>
          <table:table-cell table:style-name="ce49" office:value-type="string">
            <text:p>2020-01-17_18-48-41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20-01-18T08:56:00.6">
            <text:p>2020/1/18 8:5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m-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A6+3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memo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t.80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k.B</text:p>
          </table:table-cell>
          <table:table-cell table:style-name="ce49" office:value-type="string">
            <text:p>2020-01-16_19-05-35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7T09:12:26.84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2">
            <text:p>6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t.65,score~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5">
            <text:p>6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actice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8">
            <text:p>6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5">
            <text:p>7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8_18-54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8">
            <text:p>7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2">
            <text:p>9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,t.80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ractice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for=prev.s-3;solo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7">
            <text:p>6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prev</text:p>
          </table:table-cell>
          <table:table-cell table:style-name="ce44" office:value-type="string">
            <text:p>s-1,t.65,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4">
            <text:p>6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-2,t.70,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ev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r-3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E▽+2+6,score+ 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0">
            <text:p>9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res</text:p>
          </table:table-cell>
          <table:table-cell table:style-name="ce42" office:value-type="string">
            <text:p>res</text:p>
          </table:table-cell>
          <table:table-cell table:style-name="ce44" office:value-type="string">
            <text:p>.hm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6T14:28:37.41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10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15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15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15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15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style-name="ce46" table:formula="of:=[.D15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16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16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16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6" table:formula="of:=[.D16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6.501cm" svg:y="108.407cm" draw:caption-point-x="-1.353cm" draw:caption-point-y="2.48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10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85];6;2)" office:value-type="string" office:string-value="09">
            <text:p>09</text:p>
          </table:table-cell>
          <table:table-cell table:formula="of:=MID([.F185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85];[.I185];&quot;-&quot;;LEFT([.G18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38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21)">
            <text:p>sn(12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7" office:value-type="float" office:value="1">
            <text:p>1</text:p>
          </table:table-cell>
          <table:table-cell table:style-name="ce69"/>
          <table:table-cell table:style-name="ce70" office:value-type="string">
            <text:p>s-4</text:p>
          </table:table-cell>
          <table:table-cell table:style-name="ce71" office:value-type="string">
            <text:p>1</text:p>
          </table:table-cell>
          <table:table-cell table:style-name="ce69" office:value-type="string">
            <text:p>s.1:patt-2,k.E</text:p>
          </table:table-cell>
          <table:table-cell table:style-name="ce73" office:value-type="string">
            <text:p>2019-10-05_18-41-36_000.jpg</text:p>
          </table:table-cell>
          <table:table-cell table:style-name="ce68"/>
          <table:table-cell table:style-name="ce69"/>
          <table:table-cell table:style-name="ce74" office:value-type="date" office:date-value="2019-10-06T08:06:14.08">
            <text:p>2019/10/6 8:0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1</text:p>
          </table:table-cell>
          <table:table-cell table:style-name="ce69" office:value-type="string">
            <text:p>s.1:opening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2</text:p>
          </table:table-cell>
          <table:table-cell table:style-name="ce69" office:value-type="string">
            <text:p>patt-2,静か,t.70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68"/>
          <table:table-cell table:style-name="ce70" office:value-type="string">
            <text:p>s-4</text:p>
          </table:table-cell>
          <table:table-cell table:style-name="ce72" office:value-type="string">
            <text:p>2,3</text:p>
          </table:table-cell>
          <table:table-cell table:style-name="ce69" office:value-type="string">
            <text:p>:m music / log / gt / memos-eigen / s-4 / p.1 || s.1:score,patt-2,k.E || s.2:score,patt-3 || s.3:score,patt-4</text:p>
          </table:table-cell>
          <table:table-cell table:style-name="ce73" office:value-type="string">
            <text:p>2019-10-07_16-34-53_000.jpg</text:p>
          </table:table-cell>
          <table:table-cell table:style-name="ce68"/>
          <table:table-cell table:style-name="ce69"/>
          <table:table-cell table:style-name="ce74" office:value-type="date" office:date-value="2019-10-08T11:32:05.43">
            <text:p>2019/10/8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73" table:number-columns-repeated="2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6T14:28:37.58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61cm" draw:caption-point-x="-1.353cm" draw:caption-point-y="2.285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6"/>
          <table:table-cell table:style-name="ce77"/>
          <table:table-cell table:style-name="ce79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5" office:value-type="float" office:value="3">
            <text:p>3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 table:number-columns-repeated="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0">
            <text:p>1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7" table:number-columns-repeated="2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 table:number-columns-repeated="3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2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26T14:28:37.74">
            <text:p>2020/1/26 14:28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87" table:formula="of:=CONCATENATE(&quot;sn(&quot;;MAX(range_sn__kb);&quot;)&quot;)" office:value-type="string" office:string-value="sn(53)">
            <text:p>sn(53)</text:p>
          </table:table-cell>
          <table:table-cell table:style-name="ce87" office:value-type="string">
            <text:p>session num</text:p>
          </table:table-cell>
          <table:table-cell table:style-name="ce87" office:value-type="string">
            <text:p>code</text:p>
          </table:table-cell>
          <table:table-cell table:style-name="ce87" office:value-type="string">
            <text:p>type</text:p>
          </table:table-cell>
          <table:table-cell table:style-name="ce87" office:value-type="string">
            <text:p>memos</text:p>
          </table:table-cell>
          <table:table-cell table:style-name="ce87" office:value-type="string">
            <text:p>file</text:p>
          </table:table-cell>
          <table:table-cell table:style-name="ce87" office:value-type="string">
            <text:p>genre</text:p>
          </table:table-cell>
          <table:table-cell table:style-name="ce87" office:value-type="string">
            <text:p>R=</text:p>
          </table:table-cell>
          <table:table-cell table:style-name="ce87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2]);&quot;)&quot;)" office:value-type="string" office:string-value="sn(20)">
            <text:p>sn(20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ar-1</text:p>
          </table:table-cell>
          <table:table-cell table:style-name="ce92"/>
          <table:table-cell table:style-name="ce94" office:value-type="string">
            <text:p>,k.C,notes=1-5-7-8-5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arpeggio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c.p.-1</text:p>
          </table:table-cell>
          <table:table-cell table:style-name="ce92"/>
          <table:table-cell table:style-name="ce94" office:value-type="string">
            <text:p>(2),chords=C△-D△-E7 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c.p.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4">
            <text:p>3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.n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8" office:value-type="float" office:value="29">
            <text:p>2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ch.C=patt-1,ch.D=patt-1,t.70,k.C,memo+</text:p>
          </table:table-cell>
          <table:table-cell table:style-name="ce97"/>
          <table:table-cell table:style-name="ce97" office:value-type="string">
            <text:p>-</text:p>
          </table:table-cell>
          <table:table-cell table:style-name="ce97" office:value-type="string">
            <text:p>1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8" office:value-type="float" office:value="32">
            <text:p>3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1"/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8" office:value-type="float" office:value="10">
            <text:p>1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1" office:value-type="string">
            <text:p>2019-09-30_17-28-22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8" office:value-type="float" office:value="25">
            <text:p>2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1;chord=D△-&gt;pattern-1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8" office:value-type="float" office:value="26">
            <text:p>2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2;chord=D△-&gt;pattern-2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/>
          <table:table-cell table:style-name="ce94" office:value-type="string">
            <text:p>(1),k.C,cp=c.p.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8" office:value-type="float" office:value="33">
            <text:p>3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8" office:value-type="float" office:value="35">
            <text:p>3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rev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8" office:value-type="float" office:value="36">
            <text:p>3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n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8" office:value-type="float" office:value="37">
            <text:p>3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B-melody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8" office:value-type="float" office:value="38">
            <text:p>3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26T11:37:25.6">
            <text:p>2019/11/26 11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8" office:value-type="float" office:value="40">
            <text:p>4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8" office:value-type="float" office:value="39">
            <text:p>3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26T11:38:10.28">
            <text:p>2019/11/26 11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8" office:value-type="float" office:value="41">
            <text:p>4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9" office:value-type="float" office:value="51">
            <text:p>5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5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patt-1(1).n,t.70,k.C,theme=cp~1-step-up-down;LH-movement,R=2,patt-1(1)-2.n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,3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52">
            <text:p>5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1(2),orig=fs-1:1224-1,sn=1225-1(f-16),score~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9" office:value-type="float" office:value="53">
            <text:p>5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,score+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45">
            <text:p>4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f-2.N,cp=1-5-6m-3m/4-1-4-5,R=1(domino),R=1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/>
          <table:table-cell table:style-name="ce63"/>
          <table:table-cell table:style-name="ce65"/>
          <table:table-cell table:style-name="ce46"/>
          <table:table-cell table:number-columns-repeated="1006"/>
        </table:table-row>
        <table:table-row table:style-name="ro6">
          <table:table-cell table:style-name="ce88" office:value-type="float" office:value="30">
            <text:p>3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eigen-memo=p.1_sec-2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1">
            <text:p>21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cp=1-5-6m-3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7">
            <text:p>47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f-2,var,R=2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2T11:00:14.020001">
            <text:p>2019/12/22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2"/>
          <table:table-cell table:style-name="ce94" office:value-type="string">
            <text:p>,cp=1-5-6m-3m/4-1-4-5,R=1(domino)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1v,1d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6">
            <text:p>46</text:p>
          </table:table-cell>
          <table:table-cell table:style-name="ce90" office:value-type="float" office:value="4">
            <text:p>4</text:p>
          </table:table-cell>
          <table:table-cell table:style-name="ce92" office:value-type="string">
            <text:p>f-3</text:p>
          </table:table-cell>
          <table:table-cell table:style-name="ce94" office:value-type="string">
            <text:p>n</text:p>
          </table:table-cell>
          <table:table-cell table:style-name="ce97" office:value-type="string">
            <text:p>f-3.N,th=6th-note,R=4</text:p>
          </table:table-cell>
          <table:table-cell table:style-name="ce97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0">
            <text:p>20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3">
            <text:p>13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R=3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7">
            <text:p>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/>
          <table:table-cell table:style-name="ce94" office:value-type="string">
            <text:p>,th=6th-note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1">
            <text:p>11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R=1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5">
            <text:p>1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9">
            <text:p>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4</text:p>
          </table:table-cell>
          <table:table-cell table:style-name="ce92"/>
          <table:table-cell table:style-name="ce94" office:value-type="string">
            <text:p>,k.Dm,notes=L3m-1-5-5m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9">
            <text:p>1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k.F#m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R=2 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8">
            <text:p>2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/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3">
            <text:p>23</text:p>
          </table:table-cell>
          <table:table-cell table:style-name="ce88" office:value-type="float" office:value="5">
            <text:p>5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var,time=0.00~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5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4">
            <text:p>14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6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4">
            <text:p>2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7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f-6(--&gt; f-7),practice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8">
            <text:p>18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7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2">
            <text:p>22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8</text:p>
          </table:table-cell>
          <table:table-cell table:style-name="ce92"/>
          <table:table-cell table:style-name="ce94" office:value-type="string">
            <text:p>,rando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7">
            <text:p>2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random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1">
            <text:p>31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genre=blues-like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m-1</text:p>
          </table:table-cell>
          <table:table-cell table:style-name="ce92"/>
          <table:table-cell table:style-name="ce94" office:value-type="string">
            <text:p>(3) LH.movement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memo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4">
            <text:p>44</text:p>
          </table:table-cell>
          <table:table-cell table:style-name="ce91" office:value-type="float" office:value="3">
            <text:p>3</text:p>
          </table:table-cell>
          <table:table-cell table:style-name="ce90" office:value-type="string">
            <text:p>r-1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cp=1-5-6m-3m/4-1-4-5,k.D,k.F#m,R=3</text:p>
          </table:table-cell>
          <table:table-cell table:style-name="ce97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2-22T10:57:28.46">
            <text:p>2019/12/22 10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2">
            <text:p>42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5" office:value-type="string">
            <text:p>n</text:p>
          </table:table-cell>
          <table:table-cell table:style-name="ce94" office:value-type="string">
            <text:p>.n,t.80,score+,k.C</text:p>
          </table:table-cell>
          <table:table-cell table:style-name="ce97" office:value-type="string">
            <text:p>2019-12-15_17-23-52_000.jpg</text:p>
          </table:table-cell>
          <table:table-cell table:style-name="ce88" office:value-type="string">
            <text:p>research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16T09:38:59.19">
            <text:p>2019/12/16 9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3">
            <text:p>43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n-2(1).n,n-2(2).n,n-2(3).n,t.90,score+,k.C</text:p>
          </table:table-cell>
          <table:table-cell table:style-name="ce97" office:value-type="string">
            <text:p>2019-12-19_15-20-59_000.jpg</text:p>
          </table:table-cell>
          <table:table-cell table:style-name="ce89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0T09:32:19.38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8">
            <text:p>4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t.80,score+</text:p>
          </table:table-cell>
          <table:table-cell table:style-name="ce97" office:value-type="string">
            <text:p>2019-12-20_09-11-56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0:40.73">
            <text:p>2019/12/22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9">
            <text:p>4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4" office:value-type="string">
            <text:p>n-2(3).n,score+,n-2(4),src=k-1219-1:3.50,n-2(4)-2,score+,k.C</text:p>
          </table:table-cell>
          <table:table-cell table:style-name="ce97" office:value-type="string">
            <text:p>2019-12-20_18-00-07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1:16.11">
            <text:p>2019/12/22 11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0">
            <text:p>5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n-2(4)-3.n,score+,n-2(5)-1.n,score+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rs-1</text:p>
          </table:table-cell>
          <table:table-cell table:style-name="ce92"/>
          <table:table-cell table:style-name="ce94" office:value-type="string">
            <text:p>,cp=1-5-6m-3m/4-1-4-5,k.D,k.F#m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6T14:28:37.95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66.6cm" draw:caption-point-x="-1.353cm" draw:caption-point-y="2.485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21)">
            <text:p>sn(12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9" office:value-type="float" office:value="1">
            <text:p>1</text:p>
          </table:table-cell>
          <table:table-cell table:style-name="ce101"/>
          <table:table-cell table:style-name="ce102" office:value-type="string">
            <text:p>f-1</text:p>
          </table:table-cell>
          <table:table-cell table:style-name="ce103"/>
          <table:table-cell table:style-name="ce101" office:value-type="string">
            <text:p>:m music / log / kb / || f-1 patterns chord=C:pattern-1,pattern-2 chord=D:pattern-1,pattern-2</text:p>
          </table:table-cell>
          <table:table-cell table:style-name="ce106" office:value-type="string">
            <text:p>2019-10-03_17-35-28_000.jpg</text:p>
          </table:table-cell>
          <table:table-cell table:style-name="ce100" office:value-type="string">
            <text:p>-</text:p>
          </table:table-cell>
          <table:table-cell table:style-name="ce101" office:value-type="string">
            <text:p>-</text:p>
          </table:table-cell>
          <table:table-cell table:style-name="ce107" office:value-type="date" office:date-value="2019-10-05T11:00:52.35">
            <text:p>2019/10/5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9" office:value-type="float" office:value="2">
            <text:p>2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9" office:value-type="float" office:value="3">
            <text:p>3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6" table:number-columns-repeated="2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6T14:28:38.11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61cm" draw:caption-point-x="-1.353cm" draw:caption-point-y="2.285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gt.L2:gt.O23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I12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125" table:on-update-keep-styles="true" table:on-update-keep-size="false"/>
        <table:database-range table:name="range_genre__kb" table:target-range-address="kb.G2:kb.G70"/>
        <table:database-range table:name="range_sn" table:target-range-address="gt.A2:gt.A125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6">2020/01/26</text:date>, <text:time>14:28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1-26T14:28:36.21</dc:date>
    <dc:creator>iwabuchi ken</dc:creator>
    <meta:editing-duration>P6DT15H14M40S</meta:editing-duration>
    <meta:editing-cycles>596</meta:editing-cycles>
    <meta:generator>OpenOffice/4.1.3$Win32 OpenOffice.org_project/413m1$Build-9783</meta:generator>
    <meta:document-statistic meta:table-count="7" meta:cell-count="3557" meta:object-count="0"/>
    <meta:user-defined meta:name="sheets-banding"/>
    <meta:user-defined meta:name="sheets-original-selection"/>
  </office:meta>
</office:document-meta>
</file>